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4" style:family="paragraph" style:parent-style-name="Standard">
      <style:paragraph-properties fo:text-align="start" style:justify-single-word="false"/>
    </style:style>
    <style:style style:name="P5" style:family="paragraph" style:parent-style-name="Standard" style:list-style-name="WWNum1">
      <style:paragraph-properties fo:margin-left="0.5in" fo:margin-right="0in" fo:text-align="start" style:justify-single-word="false"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align="start" style:justify-single-word="false" fo:text-indent="0in" style:auto-text-indent="false"/>
    </style:style>
    <style:style style:name="P9" style:family="paragraph" style:parent-style-name="Standard">
      <style:paragraph-properties fo:margin-left="0.5in" fo:margin-right="0in" fo:text-indent="0.5in" style:auto-text-indent="false"/>
    </style:style>
    <style:style style:name="P10" style:family="paragraph" style:parent-style-name="Standard">
      <style:paragraph-properties fo:margin-left="0.5in" fo:margin-right="0in" fo:text-align="start" style:justify-single-word="false" fo:text-indent="0.5in" style:auto-text-indent="false"/>
    </style:style>
    <style:style style:name="P11" style:family="paragraph" style:parent-style-name="Standard">
      <style:paragraph-properties fo:margin-left="1in" fo:margin-right="0in" fo:text-indent="0.5in" style:auto-text-indent="false"/>
    </style:style>
    <style:style style:name="P12" style:family="paragraph" style:parent-style-name="Standard">
      <style:paragraph-properties fo:margin-left="1in" fo:margin-right="0in" fo:text-align="start" style:justify-single-word="false" fo:text-indent="0.5in" style:auto-text-indent="false"/>
    </style:style>
    <style:style style:name="P13" style:family="paragraph" style:parent-style-name="Standard" style:master-page-name="Standard">
      <style:paragraph-properties style:page-number="1"/>
    </style:style>
    <style:style style:name="T1" style:family="text">
      <style:text-properties fo:font-size="14pt" style:text-underline-style="solid" style:text-underline-width="auto" style:text-underline-color="font-color" fo:font-weight="bold" style:font-size-asian="14pt" style:font-weight-asian="bold" style:font-size-complex="14pt"/>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P1"><text:span text:style-name="T1">Configuration file pattern for the IOC code which performs REST API login authentication </text:span></text:p>
      <text:p text:style-name="P2"/>
      <text:p text:style-name="P4">{</text:p>
      <text:p text:style-name="P4"><text:tab/>“switches”: [&lt;List of switch elements&gt;]</text:p>
      <text:p text:style-name="P4">}</text:p>
      <text:p text:style-name="P4"/>
      <text:list xml:id="list2189484865" text:style-name="WWNum1">
        <text:list-item>
          <text:p text:style-name="P5">Switch element</text:p>
        </text:list-item>
      </text:list>
      <text:p text:style-name="P4"/>
      <text:p text:style-name="P8">{</text:p>
      <text:p text:style-name="P8"><text:tab/>“login_data”:</text:p>
      <text:p text:style-name="P10">{</text:p>
      <text:p text:style-name="P8"><text:tab/><text:tab/>“ip”: &lt;switch IP&gt;,</text:p>
      <text:p text:style-name="P12">“port”:&lt;service port&gt;,</text:p>
      <text:p text:style-name="P12">“username”:&lt;switch authentication username&gt;</text:p>
      <text:p text:style-name="P12">“password”:&lt;switch authentication password&gt; </text:p>
      <text:p text:style-name="P8"><text:tab/>},</text:p>
      <text:p text:style-name="P8"><text:tab/>{</text:p>
      <text:p text:style-name="P8"><text:tab/>“devices”:[&lt;List of device elements&gt;]</text:p>
      <text:p text:style-name="P8"><text:tab/>}</text:p>
      <text:p text:style-name="P8">}</text:p>
      <text:p text:style-name="P4"/>
      <text:list xml:id="list110455471806871" text:continue-numbering="true" text:style-name="WWNum1">
        <text:list-item>
          <text:p text:style-name="P6">Device element</text:p>
        </text:list-item>
      </text:list>
      <text:p text:style-name="P7"/>
      <text:p text:style-name="P4"><text:soft-page-break/><text:span text:style-name="T1"><text:tab/></text:span>{</text:p>
      <text:p text:style-name="P7"><text:tab/>“name”:&lt;device name/part of PV name respective to device name &gt;</text:p>
      <text:p text:style-name="P7"><text:tab/>“port”:&lt;switch port which device is attached&gt;</text:p>
      <text:p text:style-name="P7">}</text:p>
      <text:p text:style-name="P2"/>
      <text:p text:style-name="P2"/>
      <text:p text:style-name="P1"><text:span text:style-name="T1">Configuration file pattern for the IOC code which doesn’t perform REST API login authentication </text:span></text:p>
      <text:p text:style-name="P3"/>
      <text:p text:style-name="Standard">The configuration file for either the IOC code that performs the REST API login authentication and the one that doesn’t are almost the same. The unique difference between the patterns is the absence of the “username” and “password” elements from the “devices” section of each “switch” register. <text:s text:c="2"/></text:p>
      <text:p text:style-name="Standard"/>
      <text:p text:style-name="Standard"/>
      <text:p text:style-name="Standard"/>
      <text:p text:style-name="Standard"/>
      <text:p text:style-name="Standard"/>
      <text:p text:style-name="Standard">{</text:p>
      <text:p text:style-name="Standard"><text:tab/>“switches”: [&lt;List of switch elements&gt;]</text:p>
      <text:p text:style-name="Standard">}</text:p>
      <text:p text:style-name="Standard"/>
      <text:list xml:id="list110454990666979" text:continue-numbering="true" text:style-name="WWNum1">
        <text:list-item>
          <text:p text:style-name="P6">Switch element</text:p>
        </text:list-item>
      </text:list>
      <text:p text:style-name="Standard"/>
      <text:p text:style-name="P7">{</text:p>
      <text:p text:style-name="P7"><text:tab/>“login_data”:</text:p>
      <text:p text:style-name="P9">{</text:p>
      <text:p text:style-name="P7"><text:tab/><text:tab/>“ip”: &lt;switch IP&gt;,</text:p>
      <text:p text:style-name="P11">“port”:&lt;service port&gt;,</text:p>
      <text:p text:style-name="P7"><text:tab/>},</text:p>
      <text:p text:style-name="P7"><text:soft-page-break/><text:tab/>{</text:p>
      <text:p text:style-name="P7"><text:tab/>“devices”:[&lt;List of device elements&gt;]</text:p>
      <text:p text:style-name="P7"><text:tab/>}</text:p>
      <text:p text:style-name="P7">}</text:p>
      <text:p text:style-name="Standard"/>
      <text:list xml:id="list110455874064426" text:continue-numbering="true" text:style-name="WWNum1">
        <text:list-item>
          <text:p text:style-name="P6">Device element</text:p>
        </text:list-item>
      </text:list>
      <text:p text:style-name="P7"/>
      <text:p text:style-name="Standard"><text:span text:style-name="T1"><text:tab/></text:span>{</text:p>
      <text:p text:style-name="P7"><text:tab/>“name”:&lt;device name/part of PV name respective to device name &gt;</text:p>
      <text:p text:style-name="P7"><text:tab/>“port”:&lt;switch port which device is attached&gt;</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3" meta:word-count="174" meta:character-count="1147" meta:non-whitespace-character-count="992"/>
    <meta:generator>LibreOfficeDev/6.0.5.2$Linux_X86_64 LibreOffice_project/</meta:generator>
  </office:meta>
</office:document-meta>
</file>